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1">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2">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1">
      <style:paragraph-properties fo:margin-top="0cm" fo:margin-bottom="0.265cm" style:contextual-spacing="false"/>
    </style:style>
    <style:style style:name="P8" style:family="paragraph" style:parent-style-name="Text_20_body" style:list-style-name="L2">
      <style:paragraph-properties fo:margin-top="0cm" fo:margin-bottom="0.265cm" style:contextual-spacing="false"/>
    </style:style>
    <style:style style:name="P9"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0"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1"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Preformatted_20_Text">
      <style:paragraph-properties fo:margin-top="0cm" fo:margin-bottom="0.265cm" style:contextual-spacing="false" fo:background-color="#ffffd0" fo:padding="0.049cm" fo:border="0.06pt solid #c0c0c0">
        <style:background-image/>
      </style:paragraph-properties>
    </style:style>
    <style:style style:name="P13"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4"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padding="0.049cm" fo:border="0.06pt dotted #000000"/>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7"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8" style:family="text">
      <style:text-properties fo:font-variant="normal" fo:text-transform="none" fo:color="#101080" style:font-name="sans-serif" fo:font-size="14pt"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ory Programming in Python: Lesson 5<text:line-break/>Basic Input</text:h>
      <text:p text:style-name="P3"><text:span text:style-name="T2">[</text:span><text:a xlink:type="simple" xlink:href="http://www.cbio.uct.ac.za/~gustavo/Lectures/Python/James/program_state.html"><text:span text:style-name="T4">Prev: Program State and Basic Variable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conditionals.html"><text:span text:style-name="T4">Next: Flow Control: Conditionals</text:span></text:a><text:span text:style-name="T2">]</text:span></text:p>
      <text:h text:style-name="P11" text:outline-level="2">Literal Values</text:h>
      <text:p text:style-name="P2"><text:span text:style-name="T2">So far our programs have been pretty uninteresting. They consistently produce the same results because they consistently act on the same data, or input, which we have specified by </text:span><text:span text:style-name="Strong_20_Emphasis"><text:span text:style-name="T2">hard coding</text:span></text:span><text:span text:style-name="T2"> values for our inputs in the form of </text:span><text:span text:style-name="Strong_20_Emphasis"><text:span text:style-name="T2">literals</text:span></text:span><text:span text:style-name="T2">. A 'literal' is sort of the opposite to a variable, in that its value does not change over the course of program execution, and more importantly, its value is specified </text:span><text:span text:style-name="Emphasis"><text:span text:style-name="T8">literally</text:span></text:span><text:span text:style-name="T2">, within the program code.</text:span></text:p>
      <text:p text:style-name="P4">As mentioned before, python understands a fairly limited set of key words and symbols as atomic statements or operators. Previously, we said that python treats unrecognised words (used is a very loose sense) as variable names, but this is not strictly true. Python treats unrecognised words as expressions, and attempts to determine their value. Now, the word can specify a value directly, in which case it called a literal value, or simply 'literal' for short. Only if the word isn't a literal, does python treat is as a literal.</text:p>
      <text:p text:style-name="P13">#An example differentiating literals and variables</text:p>
      <text:p text:style-name="P13">a = 3 <text:s text:c="15"/>#a is a variable name, 3 is an integer literal</text:p>
      <text:p text:style-name="P13">b = 'b' <text:s text:c="13"/>#b is a variable name, 'b' is a string literal</text:p>
      <text:p text:style-name="P13">c = True <text:s text:c="12"/>#c is a variable name, True is a boolean literal</text:p>
      <text:p text:style-name="P13">if 3*'b' == a*b: <text:s text:c="4"/>#3 and 'b' are literals, a and b are variables</text:p>
      <text:p text:style-name="P14"><text:s text:c="4"/><text:span text:style-name="T1">print c <text:s text:c="9"/>#is c literal or variable?</text:span></text:p>
      <text:p text:style-name="P13">else: <text:s text:c="15"/></text:p>
      <text:p text:style-name="P14"><text:s text:c="4"/><text:span text:style-name="T1">print "False" <text:s text:c="3"/>#is "False" a literal or a variable?</text:span></text:p>
      <text:p text:style-name="P12"/>
      <text:p text:style-name="P13">#Are False and "False" the same?</text:p>
      <text:h text:style-name="P11" text:outline-level="2">The raw_input() Function</text:h>
      <text:p text:style-name="P2"><text:span text:style-name="T2">It's not very helpful to us if we must change our programs every time we want to change the data they work with. So instead we </text:span><text:soft-page-break/><text:span text:style-name="T2">want to be able to tell our program to get input from somewhere. The simplest place to get input from is the keyboard, in the form of text entered by the user. Python provides a </text:span><text:span text:style-name="Strong_20_Emphasis"><text:span text:style-name="T2">function</text:span></text:span><text:span text:style-name="T2"> to do just this, called</text:span><text:a xlink:type="simple" xlink:href="http://docs.python.org/lib/built-in-funcs.html"><text:span text:style-name="T5">raw_input</text:span></text:a><text:span text:style-name="T2">:</text:span></text:p>
      <text:p text:style-name="P13">Python 2.4.3 (#1, Oct <text:s text:c="2"/>2 2006, 21:50:13) </text:p>
      <text:p text:style-name="P13">[GCC 3.4.6 (Gentoo 3.4.6-r1, ssp-3.4.5-1.0, pie-8.7.9)] on linux2</text:p>
      <text:p text:style-name="P13">Type "help", "copyright", "credits" or "license" for more information.</text:p>
      <text:p text:style-name="P13">&gt;&gt;&gt; name = raw_input("What is your name? ")</text:p>
      <text:p text:style-name="P13">What is your name? James</text:p>
      <text:p text:style-name="P13">&gt;&gt;&gt; print name</text:p>
      <text:p text:style-name="P13">James</text:p>
      <text:p text:style-name="P13">&gt;&gt;&gt;</text:p>
      <text:p text:style-name="P2"><text:span text:style-name="T2">We've seen 'raw_input' before in the basic concepts section, and there really isn't much to it. Just a few things to note really. Firstly, raw_input is a function. A function is a defined collection of statements that produce or </text:span><text:span text:style-name="Strong_20_Emphasis"><text:span text:style-name="T2">return</text:span></text:span><text:span text:style-name="T2">a value when executed. You could think of them as a way of turning a small set of statements into an expression. We will learn how to define our own functions later on in the course, but python provides quite a few basic built in ones which we are going to be using before that, so let's look briefly at how they work.</text:span></text:p>
      <text:list xml:id="list2939813508108976370" text:style-name="L1">
        <text:list-item>
          <text:p text:style-name="P7"><text:span text:style-name="Source_20_Text"><text:span text:style-name="T7">raw_input</text:span></text:span><text:span text:style-name="T2"> is the name of the function. Like variables, functions have names to identify them. Like a variable, a function name is a label that points to the collection of statements to be executed.</text:span></text:p>
        </text:list-item>
        <text:list-item>
          <text:p text:style-name="P7"><text:span text:style-name="T2">To execute the statements in a function, better known as </text:span><text:span text:style-name="Strong_20_Emphasis"><text:span text:style-name="T2">calling a function</text:span></text:span><text:span text:style-name="T2"> we write the function's name followed by round braces. </text:span><text:span text:style-name="Source_20_Text"><text:span text:style-name="T7">raw_input()</text:span></text:span></text:p>
        </text:list-item>
        <text:list-item>
          <text:p text:style-name="P5">Using the name just by itself treats the function like a variable.</text:p>
        </text:list-item>
        <text:list-item>
          <text:p text:style-name="P7"><text:span text:style-name="Source_20_Text"><text:span text:style-name="T7">"What is your name? "</text:span></text:span><text:span text:style-name="T2"> is a parameter to the function. Functions are like mini programs. They always do the same thing, but they can do the same thing to different data. We put the data we want a function to operate on in between the </text:span><text:soft-page-break/><text:span text:style-name="T2">brackets when we call it. Expressions and variables </text:span><text:span text:style-name="Strong_20_Emphasis"><text:span text:style-name="T2">passed</text:span></text:span><text:span text:style-name="T2"> to functions in this way are temporarily known as </text:span><text:span text:style-name="Strong_20_Emphasis"><text:span text:style-name="T2">parameters</text:span></text:span><text:span text:style-name="T2">. Multiple parameters can be passed to a function by separating them with commas, and in general any valid expression is a valid parameter; e.g.<text:line-break/></text:span><text:span text:style-name="Source_20_Text"><text:span text:style-name="T7">minimum(6, 2, 3+4, 4**2, 8.3, 3*1)</text:span></text:span><text:span text:style-name="T2"><text:line-break/>has six parameters, some of which are not just simple expressions like plain numbers.</text:span></text:p>
        </text:list-item>
        <text:list-item>
          <text:p text:style-name="P7"><text:span text:style-name="T2">Despite the fact that any valid expression is a valid parameter, functions are usually quite picky about the parameters they can work with. For example, we couldn't find them minimum of a collection of strings. That only really works with integers and floats. Functions usually specify the </text:span><text:span text:style-name="Emphasis"><text:span text:style-name="T8">number</text:span></text:span><text:span text:style-name="T2"> of parameters they accept. Often functions may accept less parameters than they specifically ask for, by substituting default values for the parameters not provided. Such is the case with 'raw_input', speaking of which, we digress.</text:span></text:p>
        </text:list-item>
      </text:list>
      <text:p text:style-name="P4">Back to 'raw_input'! 'raw_input' captures a single line of text from the keyboard, as entered by the user. It returns a string containing the captured text, leaving out the "\n" produced when the user hits the Enter key. In addition, it takes one optional parameter, which is displayed as a prompt prior to accepting input from keyboard. If this parameter is left out, the default prompt is an empty string, so nothing is printed.</text:p>
      <text:h text:style-name="P11" text:outline-level="2">Exercises</text:h>
      <text:list xml:id="list6084537446541136845" text:style-name="L2">
        <text:list-item>
          <text:p text:style-name="P8"><text:span text:style-name="T2">If there is a function named </text:span><text:span text:style-name="Emphasis"><text:span text:style-name="T8">my_function</text:span></text:span><text:span text:style-name="T2">, how do I call it?</text:span></text:p>
        </text:list-item>
        <text:list-item>
          <text:p text:style-name="P6">Are functions expressions or statements? What about when they are called?</text:p>
        </text:list-item>
        <text:list-item>
          <text:p text:style-name="P6">Start the python interactive interpreter:</text:p>
          <text:list>
            <text:list-item>
              <text:p text:style-name="P6">Assign what the user types to a variable called 's'.</text:p>
            </text:list-item>
            <text:list-item>
              <text:p text:style-name="P6">Print the value of the variable s.</text:p>
            </text:list-item>
            <text:list-item>
              <text:p text:style-name="P6">Print ('s').</text:p>
            </text:list-item>
            <text:list-item>
              <text:p text:style-name="P6">Use input() to prompt the user for a number, get that <text:soft-page-break/>number, and assign it to a variable called 'n'.</text:p>
            </text:list-item>
            <text:list-item>
              <text:p text:style-name="P6">Print double the value of the variable 'n'.</text:p>
            </text:list-item>
          </text:list>
          <text:p text:style-name="P6">Exit the python interactive interpreter.</text:p>
        </text:list-item>
        <text:list-item>
          <text:p text:style-name="P6">Write a program that asks the user user for their name and stores it in a variable. Then output "Hello", followed by the user's name</text:p>
        </text:list-item>
        <text:list-item>
          <text:p text:style-name="P6">Write a program that asks the user to enter two numbers, and prints the sum of those two numbers.</text:p>
        </text:list-item>
        <text:list-item>
          <text:p text:style-name="P6">Write a program that asks the user to enter two numbers, and prints the difference of those two numbers.</text:p>
        </text:list-item>
        <text:list-item>
          <text:p text:style-name="P6">Write a program that asks the user to enter two numbers, and prints the product of those two numbers. Are you sensing a pattern here?</text:p>
        </text:list-item>
        <text:list-item>
          <text:p text:style-name="P6">Write a program that asks the user for some text, and a number. The program prints out the text a number of times equal to the number entered, without line breaks or spaces in between each repetition.</text:p>
        </text:list-item>
      </text:list>
      <text:p text:style-name="P3"><text:span text:style-name="T2">[</text:span><text:a xlink:type="simple" xlink:href="http://www.cbio.uct.ac.za/~gustavo/Lectures/Python/James/program_state.html"><text:span text:style-name="T4">Prev: Program State and Basic Variable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conditionals.html"><text:span text:style-name="T4">Next: Flow Control: Conditionals</text:span></text:a><text:span text:style-name="T2">]</text:span></text:p>
      <text:p text:style-name="P9"><text:span text:style-name="T3">Copyright © James Dominy 2007-2008; Released under the </text:span><text:a xlink:type="simple" xlink:href="http://www.gnu.org/copyleft/fdl.html"><text:span text:style-name="T5">GNU Free Documentation License</text:span></text:a><text:span text:style-name="T3"><text:line-break/></text:span><text:a xlink:type="simple" xlink:href="http://www.cbio.uct.ac.za/~gustavo/Lectures/Python/James/intropython.tar.gz"><text:span text:style-name="T6">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12:51.195066394</meta:creation-date>
    <dc:date>2015-03-22T19:13:27.258160062</dc:date>
    <meta:editing-duration>P0D</meta:editing-duration>
    <meta:editing-cycles>1</meta:editing-cycles>
    <meta:document-statistic meta:table-count="0" meta:image-count="0" meta:object-count="0" meta:page-count="4" meta:paragraph-count="49" meta:word-count="1068" meta:character-count="6143" meta:non-whitespace-character-count="5057"/>
    <meta:generator>LibreOffice/4.2.7.2$Linux_X86_64 LibreOffice_project/420m0$Build-2</meta:generator>
  </office:meta>
</office:document-meta>
</file>